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233" officeooo:paragraph-rsid="00059233"/>
    </style:style>
    <style:style style:name="P2" style:family="paragraph" style:parent-style-name="Text_20_body">
      <style:text-properties officeooo:rsid="00059233" officeooo:paragraph-rsid="00059233"/>
    </style:style>
    <style:style style:name="T1" style:family="text">
      <style:text-properties officeooo:rsid="0005c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herchanels es usado para aumentar el ancho de banda en la conexión de dos dispositivos.<text:line-break/><text:line-break/>Switch(config)#interface range f0/1, f0/2, f0/3<text:line-break/>Switch(config-if-range)#switchport mode trunk </text:p>
      <text:p text:style-name="P2">Switch(config-if-range)#channel-group 1 mode desirable ← hay varios modos pero este es de cisco<text:line-break/></text:p>
      <text:p text:style-name="P2">Hay que configurarlo en los dos switches <text:line-break/><text:line-break/>Switch#show etherchannel ← <text:span text:style-name="T1">Para ver la configuració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23:06:07.083002300</meta:creation-date>
    <dc:date>2025-03-13T23:10:46.170851600</dc:date>
    <meta:editing-duration>PT4M39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3" meta:word-count="50" meta:character-count="376" meta:non-whitespace-character-count="324"/>
  </office:meta>
</office:document-meta>
</file>